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1270f63" style:font-size-asian="7pt" style:font-size-complex="7pt"/>
    </style:style>
    <style:style style:name="P2" style:family="paragraph" style:parent-style-name="Text_20_body">
      <style:text-properties officeooo:rsid="012f0ab7" officeooo:paragraph-rsid="012f0ab7"/>
    </style:style>
    <style:style style:name="P3" style:family="paragraph" style:parent-style-name="Text_20_body">
      <style:text-properties officeooo:rsid="00eb889c" officeooo:paragraph-rsid="012f0ab7"/>
    </style:style>
    <style:style style:name="P4" style:family="paragraph" style:parent-style-name="Text_20_body">
      <style:text-properties officeooo:rsid="0130bccb" officeooo:paragraph-rsid="0130bccb"/>
    </style:style>
    <style:style style:name="P5" style:family="paragraph" style:parent-style-name="Text_20_body">
      <style:text-properties officeooo:rsid="0130f868" officeooo:paragraph-rsid="0130f868"/>
    </style:style>
    <style:style style:name="P6" style:family="paragraph" style:parent-style-name="Heading_20_2">
      <style:text-properties officeooo:rsid="012f0ab7"/>
    </style:style>
    <style:style style:name="T1" style:family="text">
      <style:text-properties officeooo:rsid="0121b4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Using gazerbeam library</text:h>
      <text:p text:style-name="P1"><text:span text:style-name="T1">200318</text:span>, updated <text:span text:style-name="T1">20</text:span>.<text:span text:style-name="T1">3</text:span>.20<text:span text:style-name="T1">20</text:span>/pekka</text:p>
      <text:p text:style-name="P2">X…</text:p>
      <text:p text:style-name="P3"/>
      <text:p text:style-name="P3"/>
      <text:p text:style-name="P4">31 characters per field.</text:p>
      <text:p text:style-name="P4"/>
      <text:p text:style-name="P5">field I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18T13:16:46.328278656</dc:date>
    <meta:editing-duration>P2DT11H6M52S</meta:editing-duration>
    <meta:editing-cycles>249</meta:editing-cycles>
    <meta:generator>LibreOffice/6.2.4.2$Linux_X86_64 LibreOffice_project/20$Build-2</meta:generator>
    <meta:document-statistic meta:table-count="0" meta:image-count="0" meta:object-count="0" meta:page-count="1" meta:paragraph-count="5" meta:word-count="13" meta:character-count="90" meta:non-whitespace-character-count="82"/>
  </office:meta>
</office:document-meta>
</file>